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Calibri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0000" style:font-name="Calibri1"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color="#000000" style:font-name="Calibri1"/>
    </style:style>
    <style:style style:name="P4" style:family="paragraph" style:parent-style-name="Standard">
      <style:paragraph-properties fo:text-align="justify" style:justify-single-word="false"/>
      <style:text-properties fo:color="#000000" style:font-name="Calibri1"/>
    </style:style>
    <style:style style:name="P5" style:family="paragraph" style:parent-style-name="Standard">
      <style:paragraph-properties fo:text-align="justify" style:justify-single-word="false"/>
      <style:text-properties style:font-name="Calibri1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Calibri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libri1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Calibri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margin-left="0cm" fo:margin-right="0.095cm" fo:text-align="justify" style:justify-single-word="false" fo:text-indent="0cm" style:auto-text-indent="false"/>
      <style:text-properties fo:color="#000000" style:font-name="Calibri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1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TE-RENDU</text:p>
      <text:p text:style-name="P2">De la réunion de Conseil Municipal</text:p>
      <text:p text:style-name="P2">Du 16 mars 2010</text:p>
      <text:p text:style-name="P2"/>
      <text:p text:style-name="P3">~~~~~~~~~~~~~~~</text:p>
      <text:p text:style-name="P3"/>
      <text:p text:style-name="P3"/>
      <text:p text:style-name="P3"/>
      <text:p text:style-name="P4">Le Conseil Municipal, réuni sous la présidence de Monsieur Jean-Luc PADIOLLEAU, maire :</text:p>
      <text:p text:style-name="P8"/>
      <text:list xml:id="list30219932" text:style-name="L1">
        <text:list-item>
          <text:p text:style-name="P9">a approuvé le <text:span text:style-name="T2">Compte Administratif 2009 de la commune</text:span></text:p>
        </text:list-item>
        <text:list-item>
          <text:p text:style-name="P9">a approuvé le <text:span text:style-name="T2">Compte Administratif 2009 du service assainissement</text:span></text:p>
        </text:list-item>
        <text:list-item>
          <text:p text:style-name="P9">a approuvé le <text:span text:style-name="T2">Compte Administratif 2009 du lotissement communal <text:s/></text:span></text:p>
        </text:list-item>
        <text:list-item>
          <text:p text:style-name="P9">a autorisé le versement d'une s<text:span text:style-name="T2">ubvention à l'école de Neuillé-le-Lierre pour une classe de <text:tab/>Neige en 2010-2011</text:span></text:p>
        </text:list-item>
        <text:list-item>
          <text:p text:style-name="P9">a approuvé le tableau de classement des voies communales</text:p>
        </text:list-item>
        <text:list-item>
          <text:p text:style-name="P9">a décidé de déclarer non conformes les travaux effectués par un administré sur un chemin <text:tab/>appartenant au domaine privé de la commune et de dégager la commune de toute <text:tab/>responsabilité par rapport à ces travaux</text:p>
        </text:list-item>
        <text:list-item>
          <text:p text:style-name="P9">a autorisé de mettre à disposition un emplacement pour un distributeur de pizzas</text:p>
        </text:list-item>
        <text:list-item>
          <text:p text:style-name="P9">a autorisé la mise en place d'un périmètre de sécurité autour du château compte tenu de <text:tab/>sa dangerosité </text:p>
        </text:list-item>
        <text:list-item>
          <text:p text:style-name="P9">a pris connaissance des rapports de l'entreprise SOCOTEC concernant les installations <text:tab/>électriques des bâtiments communaux. Les travaux à faire seront effectués par un agent <text:tab/>technique </text:p>
        </text:list-item>
        <text:list-item>
          <text:p text:style-name="P9">a demandé qu'une étude d'impact sur l'environnement soit effectuée avant la vente d'un <text:s text:c="2"/><text:tab/>terrain où se situe l'antenne relai SFR.</text:p>
        </text:list-item>
      </text:list>
      <text:p text:style-name="P4"/>
      <text:p text:style-name="P4"/>
      <text:p text:style-name="P4"/>
      <text:p text:style-name="P6"/>
      <text:p text:style-name="P4">La prochaine réunion de Conseil est fixée au <text:span text:style-name="T1">mardi 30 mars à 18h 30 <text:s/></text:span>salle de la Mairie.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Affiché le 24 mars 20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alibri" svg:font-family="Calibri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sabelle Derouet</meta:initial-creator>
    <meta:creation-date>2010-01-21T09:57:20.50</meta:creation-date>
    <meta:printed-by>Isabelle Derouet</meta:printed-by>
    <meta:print-date>2010-03-24T10:58:56.42</meta:print-date>
    <dc:date>2010-03-24T10:59:04.15</dc:date>
    <dc:creator>Isabelle Derouet</dc:creator>
    <meta:editing-duration>PT00H45M43S</meta:editing-duration>
    <meta:editing-cycles>3</meta:editing-cycles>
    <meta:generator>OpenOffice.org/3.0$Win32 OpenOffice.org_project/300m9$Build-9358</meta:generator>
    <meta:document-statistic meta:character-count="1340" meta:image-count="0" meta:object-count="0" meta:page-count="1" meta:paragraph-count="17" meta:table-count="0" meta:word-count="222"/>
    <meta:user-defined meta:name="Info 1"/>
    <meta:user-defined meta:name="Info 2"/>
    <meta:user-defined meta:name="Info 3"/>
    <meta:user-defined meta:name="Info 4"/>
  </office:meta>
</office:document-meta>
</file>